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914cm" fo:min-width="5.744cm" fo:padding-top="0.178cm" fo:padding-bottom="0.178cm" fo:padding-left="0.303cm" fo:padding-right="0.30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17cm" fo:min-width="1.783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18cm" fo:min-width="1.79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21cm" fo:min-width="2.232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212cm" fo:min-width="3.09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5.906cm" fo:min-width="11.352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402cm" fo:min-width="2.167cm"/>
    </style:style>
    <style:style style:name="gr9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931cm" fo:min-width="5.337cm" fo:padding-top="0.178cm" fo:padding-bottom="0.178cm" fo:padding-left="0.303cm" fo:padding-right="0.303cm"/>
    </style:style>
    <style:style style:name="gr10" style:family="graphic" style:parent-style-name="standard">
      <style:graphic-properties svg:stroke-color="#000000" draw:fill-color="#ffffff" draw:opacity="50%" draw:opacity-name="" draw:textarea-horizontal-align="justify" draw:textarea-vertical-align="middle" draw:auto-grow-height="false" fo:min-height="2.136cm" fo:min-width="6.993cm"/>
    </style:style>
    <style:style style:name="gr11" style:family="graphic" style:parent-style-name="standard">
      <style:graphic-properties svg:stroke-color="#000000" draw:fill-color="#ffffff" draw:opacity="50%" draw:opacity-name="" draw:textarea-horizontal-align="justify" draw:textarea-vertical-align="middle" draw:auto-grow-height="false" fo:min-height="2.136cm" fo:min-width="3.056cm"/>
    </style:style>
    <style:style style:name="gr12" style:family="graphic" style:parent-style-name="standard">
      <style:graphic-properties svg:stroke-color="#000000" draw:fill-color="#ffffff" draw:opacity="50%" draw:opacity-name="" draw:textarea-horizontal-align="justify" draw:textarea-vertical-align="middle" draw:auto-grow-height="false" fo:min-height="1.655cm" fo:min-width="3.31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162cm" fo:min-width="1.6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15" style:family="graphic" style:parent-style-name="standard">
      <style:graphic-properties svg:stroke-color="#000000" draw:fill-color="#ffffff" draw:opacity="50%" draw:opacity-name="" draw:textarea-horizontal-align="justify" draw:textarea-vertical-align="middle" draw:auto-grow-height="false" fo:min-height="2.136cm" fo:min-width="6.86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4pt" style:font-size-asian="13pt" style:font-size-complex="13pt"/>
    </style:style>
    <style:style style:name="P4" style:family="paragraph">
      <loext:graphic-properties draw:fill-color="#ffffff"/>
      <style:paragraph-properties fo:text-align="center"/>
      <style:text-properties fo:font-size="16.2000007629395pt" style:font-size-asian="15pt" style:font-size-complex="15pt"/>
    </style:style>
    <style:style style:name="P5" style:family="paragraph">
      <loext:graphic-properties draw:fill-color="#ffffff"/>
      <style:paragraph-properties fo:text-align="center"/>
      <style:text-properties fo:font-size="19.3999996185303pt"/>
    </style:style>
    <style:style style:name="P6" style:family="paragraph">
      <loext:graphic-properties draw:fill-color="#ffffff"/>
      <style:paragraph-properties fo:text-align="center"/>
      <style:text-properties fo:font-size="19.3999996185303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10" style:family="paragraph">
      <loext:graphic-properties draw:fill-color="#ffffff" draw:opacity="50%"/>
      <style:paragraph-properties fo:text-align="center"/>
    </style:style>
    <style:style style:name="P11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9.3999996185303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35cm" svg:height="1.27cm" svg:x="4.991cm" svg:y="11.729cm">
          <text:p text:style-name="P1">Spac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227cm" svg:height="1.367cm" draw:transform="skewX (-0.0307177948351002) rotate (-0.030194196059502) translate (2.902cm 8.209cm)">
          <text:p text:style-name="P1"><text:span text:style-name="T1">LongNam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244cm" svg:height="1.368cm" svg:x="6.611cm" svg:y="8.218cm">
          <text:p text:style-name="P1"><text:span text:style-name="T1">Classifi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862cm" svg:height="1.231cm" svg:x="10.093cm" svg:y="8.355cm">
          <text:p text:style-name="P1"><text:span text:style-name="T1">Predefined 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596cm" svg:height="2.462cm" svg:x="2.664cm" svg:y="4.007cm">
          <text:p text:style-name="P1"><text:span text:style-name="T2">Meter </text:span></text:p>
          <text:p text:style-name="P1"><text:span text:style-name="T2">Chamb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3.596cm" svg:height="2.462cm" svg:x="6.469cm" svg:y="3.989cm">
          <text:p text:style-name="P1"><text:span text:style-name="T3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3.596cm" svg:height="2.462cm" svg:x="10.331cm" svg:y="3.96cm">
          <text:p text:style-name="P1"><text:span text:style-name="T4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4.403cm" svg:y1="8.247cm" svg:x2="4.403cm" svg:y2="6.469cm">
          <text:p/>
        </draw:line>
        <draw:line draw:style-name="gr6" draw:text-style-name="P7" draw:layer="layout" svg:x1="8.123cm" svg:y1="8.247cm" svg:x2="8.123cm" svg:y2="6.469cm">
          <text:p/>
        </draw:line>
        <draw:line draw:style-name="gr6" draw:text-style-name="P7" draw:layer="layout" svg:x1="12.062cm" svg:y1="8.384cm" svg:x2="12.062cm" svg:y2="6.469cm">
          <text:p/>
        </draw:line>
        <draw:custom-shape draw:style-name="gr7" draw:text-style-name="P7" draw:layer="layout" svg:width="11.852cm" svg:height="6.156cm" svg:x="2.397cm" svg:y="3.7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9" draw:id="id9" draw:layer="layout" svg:width="5.333cm" svg:height="3.302cm" svg:x="14.392cm" svg:y="10.84cm">
          <text:p text:style-name="P1"><text:span text:style-name="T5">GetInside</text:span></text:p>
          <text:p text:style-name="P1"><text:span text:style-name="T5">El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7" draw:layer="layout" svg:x1="8.106cm" svg:y1="11.694cm" svg:x2="8.106cm" svg:y2="9.916cm">
          <text:p/>
        </draw:line>
        <draw:line draw:style-name="gr6" draw:text-style-name="P7" draw:layer="layout" svg:x1="11.356cm" svg:y1="12.491cm" svg:x2="14.364cm" svg:y2="12.491cm">
          <text:p/>
        </draw:line>
        <draw:custom-shape draw:style-name="gr9" draw:text-style-name="P9" draw:layer="layout" svg:width="5.943cm" svg:height="1.287cm" svg:x="23.96cm" svg:y="11.739cm">
          <text:p text:style-name="P1"><text:span text:style-name="T2">Flow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227cm" svg:height="1.367cm" draw:transform="skewX (-0.0307177948351002) rotate (-0.030194196059502) translate (21.336cm 8.205cm)">
          <text:p text:style-name="P1"><text:span text:style-name="T1">Object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244cm" svg:height="1.368cm" svg:x="25.045cm" svg:y="8.214cm">
          <text:p text:style-name="P1"><text:span text:style-name="T1">Class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862cm" svg:height="1.231cm" svg:x="28.527cm" svg:y="8.351cm">
          <text:p text:style-name="P1"><text:span text:style-name="T1">Predefined 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596cm" svg:height="2.462cm" svg:x="21.098cm" svg:y="4.003cm">
          <text:p text:style-name="P1"><text:span text:style-name="T5"/></text:p>
          <text:p text:style-name="P1"><text:span text:style-name="T4">Water </text:span></text:p>
          <text:p text:style-name="P1"><text:span text:style-name="T4">Meter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596cm" svg:height="2.462cm" svg:x="24.903cm" svg:y="3.985cm">
          <text:p text:style-name="P1"><text:span text:style-name="T3">??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596cm" svg:height="2.462cm" svg:x="28.765cm" svg:y="3.956cm">
          <text:p text:style-name="P1"><text:span text:style-name="T4">??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2.837cm" svg:y1="8.243cm" svg:x2="22.837cm" svg:y2="6.465cm">
          <text:p/>
        </draw:line>
        <draw:line draw:style-name="gr6" draw:text-style-name="P7" draw:layer="layout" svg:x1="26.557cm" svg:y1="8.243cm" svg:x2="26.557cm" svg:y2="6.465cm">
          <text:p/>
        </draw:line>
        <draw:line draw:style-name="gr6" draw:text-style-name="P7" draw:layer="layout" svg:x1="30.496cm" svg:y1="8.38cm" svg:x2="30.496cm" svg:y2="6.465cm">
          <text:p/>
        </draw:line>
        <draw:custom-shape draw:style-name="gr7" draw:text-style-name="P7" draw:layer="layout" svg:width="11.852cm" svg:height="6.156cm" svg:x="20.831cm" svg:y="3.729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6.786cm" svg:y1="11.739cm" svg:x2="26.786cm" svg:y2="9.961cm">
          <text:p/>
        </draw:line>
        <draw:line draw:style-name="gr6" draw:text-style-name="P7" draw:layer="layout" svg:x1="19.611cm" svg:y1="12.491cm" svg:x2="23.889cm" svg:y2="12.491cm">
          <text:p/>
        </draw:line>
        <draw:custom-shape draw:style-name="gr8" draw:text-style-name="P8" xml:id="id3" draw:id="id3" draw:layer="layout" svg:width="5.333cm" svg:height="3.302cm" svg:x="14.338cm" svg:y="20.093cm">
          <text:p text:style-name="P1"><text:span text:style-name="T5"><text:s/></text:span><text:span text:style-name="T5">GetMaximum</text:span></text:p>
          <text:p text:style-name="P1"><text:span text:style-name="T5">Heigh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xml:id="id2" draw:id="id2" draw:layer="layout" svg:width="5.333cm" svg:height="3.302cm" svg:x="14.364cm" svg:y="25.065cm">
          <text:p text:style-name="P1"><text:span text:style-name="T5"><text:s/></text:span><text:span text:style-name="T5">GetConnected</text:span></text:p>
          <text:p text:style-name="P1"><text:span text:style-name="T5">Elem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7" draw:layer="layout" svg:x1="8.166cm" svg:y1="12.999cm" svg:x2="14.364cm" svg:y2="26.716cm" draw:start-shape="id1" draw:start-glue-point="2" draw:end-shape="id2" draw:end-glue-point="5" svg:d="M8166 12999v13717h6198" svg:viewBox="0 0 6199 13718">
          <text:p/>
        </draw:connector>
        <draw:connector draw:style-name="gr6" draw:text-style-name="P7" draw:layer="layout" svg:x1="8.166cm" svg:y1="12.999cm" svg:x2="14.338cm" svg:y2="21.744cm" draw:start-shape="id1" draw:start-glue-point="2" draw:end-shape="id3" draw:end-glue-point="5" svg:d="M8166 12999v8745h6172" svg:viewBox="0 0 6173 8746">
          <text:p/>
        </draw:connector>
        <draw:custom-shape draw:style-name="gr10" draw:text-style-name="P10" xml:id="id4" draw:id="id4" draw:layer="layout" svg:width="7.493cm" svg:height="2.386cm" svg:x="23.889cm" svg:y="20.593cm">
          <text:p text:style-name="P1">Meter Chamber Height</text:p>
          <text:p text:style-name="P1">(Max Height)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9.638cm" svg:y1="21.736cm" svg:x2="23.889cm" svg:y2="21.736cm">
          <text:p/>
        </draw:line>
        <draw:custom-shape draw:style-name="gr11" draw:text-style-name="P10" xml:id="id6" draw:id="id6" draw:layer="layout" svg:width="3.556cm" svg:height="2.386cm" svg:x="23.889cm" svg:y="25.292cm">
          <text:p text:style-name="P1">Slab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19.598cm" svg:y1="26.743cm" svg:x2="23.849cm" svg:y2="26.743cm">
          <text:p/>
        </draw:line>
        <draw:custom-shape draw:style-name="gr8" draw:text-style-name="P8" xml:id="id5" draw:id="id5" draw:layer="layout" svg:width="5.333cm" svg:height="3.302cm" svg:x="32.685cm" svg:y="22.625cm">
          <text:p text:style-name="P1"><text:span text:style-name="T5"><text:s/></text:span><text:span text:style-name="T5">GetMaximum</text:span></text:p>
          <text:p text:style-name="P1"><text:span text:style-name="T5">Heigh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7" draw:layer="layout" svg:x1="31.382cm" svg:y1="21.786cm" svg:x2="35.352cm" svg:y2="22.625cm" draw:start-shape="id4" draw:start-glue-point="1" draw:end-shape="id5" draw:end-glue-point="4" svg:d="M31382 21786h3970v839" svg:viewBox="0 0 3971 840">
          <text:p/>
        </draw:connector>
        <draw:connector draw:style-name="gr6" draw:text-style-name="P7" draw:layer="layout" svg:x1="27.445cm" svg:y1="26.485cm" svg:x2="35.352cm" svg:y2="25.927cm" draw:start-shape="id6" draw:start-glue-point="1" draw:end-shape="id5" draw:end-glue-point="6" svg:d="M27445 26485h7907v-558" svg:viewBox="0 0 7908 559">
          <text:p/>
        </draw:connector>
        <draw:custom-shape draw:style-name="gr12" draw:text-style-name="P10" draw:layer="layout" svg:width="3.81cm" svg:height="1.905cm" svg:x="40.399cm" svg:y="23.341cm">
          <text:p text:style-name="P1"><text:span text:style-name="T1">Height = 700 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7" draw:layer="layout" svg:x1="37.986cm" svg:y1="24.276cm" svg:x2="40.399cm" svg:y2="24.276cm">
          <text:p/>
        </draw:line>
        <draw:line draw:style-name="gr6" draw:text-style-name="P7" draw:layer="layout" svg:x1="29.885cm" svg:y1="12.487cm" svg:x2="34.163cm" svg:y2="12.487cm">
          <text:p/>
        </draw:line>
        <draw:custom-shape draw:style-name="gr13" draw:text-style-name="P8" xml:id="id7" draw:id="id7" draw:layer="layout" svg:width="4.317cm" svg:height="2.822cm" svg:x="34.177cm" svg:y="11.09cm">
          <text:p text:style-name="P1"><text:span text:style-name="T5"><text:s/></text:span><text:span text:style-name="T5">IsConnec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9" draw:layer="layout" svg:width="5.943cm" svg:height="1.287cm" svg:x="43.112cm" svg:y="11.684cm">
          <text:p text:style-name="P1"><text:span text:style-name="T2">Flow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227cm" svg:height="1.367cm" draw:transform="skewX (-0.0307177948351002) rotate (-0.030194196059502) translate (40.612cm 8.143cm)">
          <text:p text:style-name="P1"><text:span text:style-name="T1">Object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3.244cm" svg:height="1.368cm" svg:x="44.321cm" svg:y="8.152cm">
          <text:p text:style-name="P1"><text:span text:style-name="T1">Class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862cm" svg:height="1.231cm" svg:x="47.803cm" svg:y="8.289cm">
          <text:p text:style-name="P1"><text:span text:style-name="T1">Predefined 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3.596cm" svg:height="2.462cm" svg:x="40.374cm" svg:y="3.941cm">
          <text:p text:style-name="P1"><text:span text:style-name="T5"/></text:p>
          <text:p text:style-name="P1"><text:span text:style-name="T4">Valve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596cm" svg:height="2.462cm" svg:x="44.179cm" svg:y="3.923cm">
          <text:p text:style-name="P1"><text:span text:style-name="T3">??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596cm" svg:height="2.462cm" svg:x="48.041cm" svg:y="3.894cm">
          <text:p text:style-name="P1"><text:span text:style-name="T4">??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42.113cm" svg:y1="8.181cm" svg:x2="42.113cm" svg:y2="6.403cm">
          <text:p/>
        </draw:line>
        <draw:line draw:style-name="gr6" draw:text-style-name="P7" draw:layer="layout" svg:x1="45.833cm" svg:y1="8.181cm" svg:x2="45.833cm" svg:y2="6.403cm">
          <text:p/>
        </draw:line>
        <draw:line draw:style-name="gr6" draw:text-style-name="P7" draw:layer="layout" svg:x1="49.772cm" svg:y1="8.318cm" svg:x2="49.772cm" svg:y2="6.403cm">
          <text:p/>
        </draw:line>
        <draw:custom-shape draw:style-name="gr7" draw:text-style-name="P7" draw:layer="layout" svg:width="11.852cm" svg:height="6.156cm" svg:x="40.107cm" svg:y="3.667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46.033cm" svg:y1="11.622cm" svg:x2="46.033cm" svg:y2="9.844cm">
          <text:p/>
        </draw:line>
        <draw:frame draw:style-name="gr14" draw:text-style-name="P11" draw:layer="layout" svg:width="2.032cm" svg:height="0.962cm" svg:x="38.621cm" svg:y="11.446cm">
          <draw:text-box>
            <text:p><text:span text:style-name="T6">NOT</text:span></text:p>
          </draw:text-box>
        </draw:frame>
        <draw:line draw:style-name="gr6" draw:text-style-name="P7" draw:layer="layout" svg:x1="38.421cm" svg:y1="12.487cm" svg:x2="42.993cm" svg:y2="12.487cm">
          <text:p/>
        </draw:line>
        <draw:custom-shape draw:style-name="gr15" draw:text-style-name="P10" xml:id="id10" draw:id="id10" draw:layer="layout" svg:width="7.366cm" svg:height="2.386cm" svg:x="23.987cm" svg:y="16.297cm">
          <text:p text:style-name="P1">Meter Chamber is</text:p>
          <text:p text:style-name="P1">not Provid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xml:id="id8" draw:id="id8" draw:layer="layout" svg:width="7.366cm" svg:height="2.386cm" svg:x="43.037cm" svg:y="16.494cm">
          <text:p text:style-name="P1">There are valves inside</text:p>
          <text:p text:style-name="P1">meter chamb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7" draw:layer="layout" svg:x1="36.336cm" svg:y1="13.912cm" svg:x2="43.037cm" svg:y2="17.687cm" draw:start-shape="id7" draw:start-glue-point="6" draw:end-shape="id8" draw:end-glue-point="3" svg:d="M36336 13912v3775h6701" svg:viewBox="0 0 6702 3776">
          <text:p/>
        </draw:connector>
        <draw:connector draw:style-name="gr6" draw:text-style-name="P7" draw:layer="layout" svg:x1="17.059cm" svg:y1="14.142cm" svg:x2="23.987cm" svg:y2="17.49cm" draw:start-shape="id9" draw:start-glue-point="6" draw:end-shape="id10" draw:end-glue-point="3" svg:d="M17059 14142v3348h6928" svg:viewBox="0 0 6929 3349">
          <text:p/>
        </draw:connector>
        <draw:frame draw:style-name="gr14" draw:text-style-name="P11" draw:layer="layout" svg:width="2.032cm" svg:height="0.962cm" svg:x="17.637cm" svg:y="16.24cm">
          <draw:text-box>
            <text:p><text:span text:style-name="T6">NO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3:20:53.823000000</meta:creation-date>
    <dc:date>2019-01-02T17:01:06.213000000</dc:date>
    <meta:editing-duration>PT3H10M13S</meta:editing-duration>
    <meta:editing-cycles>8</meta:editing-cycles>
    <meta:generator>LibreOffice/6.1.2.1$Windows_X86_64 LibreOffice_project/65905a128db06ba48db947242809d14d3f9a93fe</meta:generator>
    <meta:document-statistic meta:object-count="61"/>
  </office:meta>
</office:document-meta>
</file>